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INF5110, spring 2023</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d5cb2d">1. Introduction</text:a></text:p>
          <text:p text:style-name="Contents_20_2"><text:a xlink:type="simple" xlink:href="#org3fecbc7">1.1. Notational conventions and syntax of this document</text:a></text:p>
          <text:p text:style-name="Contents_20_1"><text:a xlink:type="simple" xlink:href="#org91c7a18">2. Lexical aspects</text:a></text:p>
          <text:p text:style-name="Contents_20_2"><text:a xlink:type="simple" xlink:href="#org3429e63">2.1. Identifiers and literals</text:a></text:p>
          <text:p text:style-name="Contents_20_2"><text:a xlink:type="simple" xlink:href="#orgbc3b175">2.2. Comments</text:a></text:p>
          <text:p text:style-name="Contents_20_1"><text:a xlink:type="simple" xlink:href="#org13bb6f9">3. Data types</text:a></text:p>
          <text:p text:style-name="Contents_20_2"><text:a xlink:type="simple" xlink:href="#org1b4eb11">3.1. Built in data types</text:a></text:p>
          <text:p text:style-name="Contents_20_2"><text:a xlink:type="simple" xlink:href="#org1a028e9">3.2. Records</text:a></text:p>
          <text:p text:style-name="Contents_20_2"><text:a xlink:type="simple" xlink:href="#org37f3d59">3.3. References</text:a></text:p>
          <text:p text:style-name="Contents_20_1"><text:a xlink:type="simple" xlink:href="#org8562fc9">4. Syntax</text:a></text:p>
          <text:p text:style-name="Contents_20_2"><text:a xlink:type="simple" xlink:href="#orgc5d6ebe">4.1. Grammar</text:a></text:p>
          <text:p text:style-name="Contents_20_2"><text:a xlink:type="simple" xlink:href="#org9ff8571">4.2. Precedence</text:a></text:p>
          <text:p text:style-name="Contents_20_2"><text:a xlink:type="simple" xlink:href="#org91d56d7">4.3. Associativity</text:a></text:p>
          <text:p text:style-name="Contents_20_1"><text:a xlink:type="simple" xlink:href="#org083fa4c">5. Parameter passing</text:a></text:p>
          <text:p text:style-name="Contents_20_2"><text:a xlink:type="simple" xlink:href="#orged2b763">5.1. Call-by-value</text:a></text:p>
          <text:p text:style-name="Contents_20_2"><text:a xlink:type="simple" xlink:href="#org16a9f69">5.2. Small example for call-by-reference</text:a></text:p>
          <text:p text:style-name="Contents_20_1"><text:a xlink:type="simple" xlink:href="#orgffbe0a2">6. Standard library</text:a></text:p>
          <text:p text:style-name="Contents_20_1"><text:a xlink:type="simple" xlink:href="#orga53c405">7. Static semantics / typing / evaluation.</text:a></text:p>
          <text:p text:style-name="Contents_20_2"><text:a xlink:type="simple" xlink:href="#org8a40083">7.1. Binding of names</text:a></text:p>
          <text:p text:style-name="Contents_20_2"><text:a xlink:type="simple" xlink:href="#orge75900d">7.2. Typing of compound constructs</text:a></text:p>
          <text:p text:style-name="Contents_20_2"><text:a xlink:type="simple" xlink:href="#org6bcee6e">7.3. Types and implicit type conversion</text:a></text:p>
          <text:p text:style-name="Contents_20_2"><text:a xlink:type="simple" xlink:href="#org5c5a017">7.4. Type inference</text:a></text:p>
          <text:p text:style-name="Contents_20_2"><text:a xlink:type="simple" xlink:href="#org480c539">7.5. Short-circuit evaluation</text:a></text:p>
          <text:p text:style-name="Contents_20_1"><text:a xlink:type="simple" xlink:href="#org369e719">8. Procedures</text:a></text:p>
          <text:p text:style-name="Contents_20_1"><text:a xlink:type="simple" xlink:href="#org9165951">9. Further conditions</text:a></text:p>
        </text:index-body>
      </text:table-of-content>
      <text:h text:style-name="Heading_20_1" text:outline-level="1" text:is-list-header="false">
<text:bookmark-start text:name="OrgXref.org2d5cb2d"/>
<text:bookmark text:name="org2d5cb2d"/>Introduction
<text:bookmark-end text:name="OrgXref.org2d5cb2d"/></text:h>
      <text:p text:style-name="Text_20_body">This document specifies and describes the syntax and the static semantics
of the language <text:span text:style-name="Emphasis">Compila 22</text:span>.  The dynamic semantics, i.e., the description
of the language's behavior when being executed, should be fairly clear even
without explicit formal specification. 
</text:p>
      <text:h text:style-name="Heading_20_2" text:outline-level="2" text:is-list-header="false">
<text:bookmark-start text:name="OrgXref.org3fecbc7"/>
<text:bookmark text:name="org3fecbc7"/>Notational conventions and syntax of this document
<text:bookmark-end text:name="OrgXref.org3fecbc7"/></text:h>
      <text:p text:style-name="Text_20_body">In the description of the grammar later, we use capital letters for
non-terminals. As <text:span text:style-name="Emphasis">meta-symbols</text:span> for the grammar, we use the following:
</text:p>
      <text:p text:style-name="OrgFixedWidthBlockLastLine"> <text:s text:c="2"/>-&gt;, <text:s text:c="1"/>|, <text:s text:c="1"/>(, <text:s text:c="1"/>), {, <text:s text:c="1"/>}, <text:s text:c="1"/>[, <text:s text:c="1"/>], " <text:s text:c="1"/></text:p>
      <text:p text:style-name="Text_20_body">Commas in the previous line are used as ``meta-meta symbols'' in the
enumeration of the meta-symbols.
</text:p>
      <text:p text:style-name="Text_20_body">When writing down the grammar in some variant of EBNF, <text:span text:style-name="OrgCode">{...}</text:span> represents
iteration of zero or more times, <text:span text:style-name="OrgCode">[...]</text:span> represents <text:span text:style-name="Emphasis">optional</text:span>
clauses. Everything else, written as contiguous sequences, are <text:span text:style-name="Emphasis">terminal
symbols</text:span>. Those with only <text:span text:style-name="Emphasis">small</text:span> letters are reserved <text:span text:style-name="Emphasis">keywords</text:span> of the
meta-language.
</text:p>
      <text:p text:style-name="Text_20_body">Note that terminal symbols of the Compila-language are written in
``string-quotes'' (i.e., with a <text:span text:style-name="OrgCode">"</text:span> at the beginning and at the end) to
distinguish them from symbols from the meta-language. Some <text:span text:style-name="Emphasis">specific</text:span>
terminal symbols are written in capitals, and <text:span text:style-name="Emphasis">without</text:span> quotes.  Those are
</text:p>
      <text:list text:style-name="OrgBulletedList" text:continue-numbering="false">
        <text:list-item>
          <text:p text:style-name="Text_20_body"><text:span text:style-name="OrgCode">NAME</text:span>,
</text:p>
        </text:list-item>
        <text:list-item>
          <text:p text:style-name="Text_20_body"><text:span text:style-name="OrgCode">INT_LITERAL</text:span>,
</text:p>
        </text:list-item>
        <text:list-item>
          <text:p text:style-name="Text_20_body"><text:span text:style-name="OrgCode">FLOAT_LITERAL</text:span> and
</text:p>
        </text:list-item>
        <text:list-item>
          <text:p text:style-name="Text_20_body"><text:span text:style-name="OrgCode">STRING_LITERAL</text:span>.
</text:p>
        </text:list-item>
      </text:list>
      <text:p text:style-name="Text_20_body">See the following section about lexical aspects for what those terminal
symbols represent.
</text:p>
      <text:h text:style-name="Heading_20_1" text:outline-level="1" text:is-list-header="false">
<text:bookmark-start text:name="OrgXref.org91c7a18"/>
<text:bookmark text:name="org91c7a18"/>Lexical aspects
<text:bookmark-end text:name="OrgXref.org91c7a18"/></text:h>
      <text:h text:style-name="Heading_20_2" text:outline-level="2" text:is-list-header="false">
<text:bookmark-start text:name="OrgXref.org3429e63"/>
<text:bookmark text:name="org3429e63"/>Identifiers and literals
<text:bookmark-end text:name="OrgXref.org3429e63"/></text:h>
      <text:list text:style-name="OrgBulletedList" text:continue-numbering="false">
        <text:list-item>
          <text:p text:style-name="Text_20_body"><text:span text:style-name="OrgCode">NAME</text:span> must start with a letter, followed by a (possibly empty) sequence
of numeric characters, letters, and underscore characters; the
underscore is not allowed to occur at the end. Capital and small letters
are considered different.
</text:p>
        </text:list-item>
        <text:list-item>
          <text:p text:style-name="Text_20_body">All <text:span text:style-name="Emphasis">keywords</text:span> of the languages are written in with lower-case
letters. Keyword <text:span text:style-name="Emphasis">cannot</text:span> be used for standard identifiers.
</text:p>
        </text:list-item>
        <text:list-item>
          <text:p text:style-name="Text_20_body"><text:span text:style-name="OrgCode">INT_LITERAL</text:span> contains one or more numeric characters.
</text:p>
        </text:list-item>
        <text:list-item>
          <text:p text:style-name="Text_20_body"><text:span text:style-name="OrgCode">FLOAT_LITERAL</text:span> contains one or more numeric characters, followed by a
decimal point sign, which is followed by one or more numeric characters.
</text:p>
        </text:list-item>
        <text:list-item>
          <text:p text:style-name="Text_20_body"><text:span text:style-name="OrgCode">STRING_LITERAL</text:span> consists of a string of characters, enclosed in
quotation marks (<text:span text:style-name="OrgCode">"</text:span>).  The string is not allowed to contain line shift,
new-line, carriage return, or similar. The semantic <text:span text:style-name="Emphasis">value</text:span> of a
<text:span text:style-name="OrgCode">STRING_LITERAL</text:span> is only the string itself, the quotation marks are not
part of the string value itself.
</text:p>
        </text:list-item>
      </text:list>
      <text:h text:style-name="Heading_20_2" text:outline-level="2" text:is-list-header="false">
<text:bookmark-start text:name="OrgXref.orgbc3b175"/>
<text:bookmark text:name="orgbc3b175"/>Comments
<text:bookmark-end text:name="OrgXref.orgbc3b175"/></text:h>
      <text:p text:style-name="Text_20_body">Compila supports <text:span text:style-name="Emphasis">single line</text:span> and <text:span text:style-name="Emphasis">multi-line</text:span> comments.
</text:p>
      <text:list text:style-name="OrgNumberedList" text:continue-numbering="false">
        <text:list-item>
          <text:p text:style-name="Text_20_body">Single-line comments start with <text:span text:style-name="OrgCode">//</text:span> and the comment extends until the
end of that line (as in, for instance, Java, C++, and most modern
C-dialects).
</text:p>
        </text:list-item>
        <text:list-item>
          <text:p text:style-name="Text_20_body">Multi-line comments start with <text:span text:style-name="OrgCode">(*</text:span> and end with <text:span text:style-name="OrgCode">*)</text:span>.
</text:p>
        </text:list-item>
      </text:list>
      <text:p text:style-name="Text_20_body">The latter form cannot be nested. The first one is allowed to be ``nested''
(in the sense that a commented out line can contain another <text:span text:style-name="OrgCode">//</text:span> or the
multi-line comment delimiters, which are then ignored).
</text:p>
      <text:h text:style-name="Heading_20_1" text:outline-level="1" text:is-list-header="false">
<text:bookmark-start text:name="OrgXref.org13bb6f9"/>
<text:bookmark text:name="org13bb6f9"/>Data types
<text:bookmark-end text:name="OrgXref.org13bb6f9"/></text:h>
      <text:h text:style-name="Heading_20_2" text:outline-level="2" text:is-list-header="false">
<text:bookmark-start text:name="OrgXref.org1b4eb11"/>
<text:bookmark text:name="org1b4eb11"/>Built in data types
<text:bookmark-end text:name="OrgXref.org1b4eb11"/></text:h>
      <text:p text:style-name="Text_20_body">The language has four built-in types and user-defined types:
</text:p>
      <text:list text:style-name="OrgBulletedList" text:continue-numbering="false">
        <text:list-item>
          <text:p text:style-name="Text_20_body"><text:span text:style-name="Emphasis">Built-in types</text:span> 
</text:p>
          <text:list text:style-name="OrgNumberedList" text:continue-numbering="true">
            <text:list-item>
              <text:p text:style-name="Text_20_body">floating point numbers (<text:span text:style-name="OrgCode">"float"</text:span>),
</text:p>
            </text:list-item>
            <text:list-item>
              <text:p text:style-name="Text_20_body">integers (<text:span text:style-name="OrgCode">"int"</text:span>),
</text:p>
            </text:list-item>
            <text:list-item>
              <text:p text:style-name="Text_20_body">strings  (<text:span text:style-name="OrgCode">"string"</text:span>), and
</text:p>
            </text:list-item>
            <text:list-item>
              <text:p text:style-name="Text_20_body">booleans (<text:span text:style-name="OrgCode">"bool"</text:span>).
</text:p>
            </text:list-item>
          </text:list>
        </text:list-item>
        <text:list-item>
          <text:p text:style-name="Text_20_body"><text:span text:style-name="Emphasis">User-defined</text:span> types: 
</text:p>
          <text:list text:style-name="OrgNumberedList" text:continue-numbering="true">
            <text:list-item>
              <text:p text:style-name="Text_20_body">Each (name of a) record represents a type.
</text:p>
            </text:list-item>
            <text:list-item>
              <text:p text:style-name="Text_20_body">Reference types, representing references to elements 
of the specified types. The reference type constructor
can be nested.
</text:p>
            </text:list-item>
          </text:list>
        </text:list-item>
      </text:list>
      <text:h text:style-name="Heading_20_2" text:outline-level="2" text:is-list-header="false">
<text:bookmark-start text:name="OrgXref.org1a028e9"/>
<text:bookmark text:name="org1a028e9"/>Records
<text:bookmark-end text:name="OrgXref.org1a028e9"/></text:h>
      <text:p text:style-name="Text_20_body">The language supports records. For people coming from Java/C++ etc.,
records can be seen as (very) simple form of classes, containing only
instance variables as members, but support neither <text:span text:style-name="Emphasis">methods</text:span> nor
<text:span text:style-name="Emphasis">inheritance</text:span> nor explicitly programmable <text:span text:style-name="Emphasis">constructors</text:span>. ``Instance
variables'' are more commonly called record fields or just <text:span text:style-name="Emphasis">fields</text:span> when
dealing with records. Records do support <text:span text:style-name="Emphasis">instantiation</text:span>, here via the
<text:span text:style-name="OrgCode">new</text:span> keyword. Another aspect which resembles classes as in Java is that
variables of record type contains either a pointer to an element
(``object'') of that record type or the special pointer value
<text:span text:style-name="OrgCode">null</text:span>.<text:note text:id="fn1" text:note-class="footnote"><text:note-citation>1</text:note-citation><text:note-body><text:p text:style-name="Footnote">Records are sometimes also called ``structs''.
</text:p></text:note-body></text:note>
</text:p>
      <text:h text:style-name="Heading_20_2" text:outline-level="2" text:is-list-header="false">
<text:bookmark-start text:name="OrgXref.org37f3d59"/>
<text:bookmark text:name="org37f3d59"/>References
<text:bookmark-end text:name="OrgXref.org37f3d59"/></text:h>
      <text:p text:style-name="Text_20_body">The language allows that variables can be declared to be of reference type
("pointers", if you will) by writing, e.g., 
</text:p>
      <text:p text:style-name="OrgFixedWidthBlockLastLine"> var x: ref(int);</text:p>
      <text:p text:style-name="Text_20_body">Variables,  like <text:span text:style-name="OrgCode">x</text:span>,  can be assigned values that are references, so, e.g.,
the following is allowed:
</text:p>
      <text:p text:style-name="OrgFixedWidthBlock">var y: int;</text:p>
      <text:p text:style-name="OrgFixedWidthBlock">y := 42;</text:p>
      <text:p text:style-name="OrgFixedWidthBlockLastLine">x := ref(y);</text:p>
      <text:p text:style-name="Text_20_body">Correspondingly, one can ``follow'' a reference <text:span text:style-name="OrgCode">r</text:span> by using <text:span text:style-name="OrgCode">deref(r)</text:span>, so
that, given the previous definitions, the following is legal:
</text:p>
      <text:p text:style-name="OrgFixedWidthBlockLastLine">y := deref(x);</text:p>
      <text:p text:style-name="Text_20_body">Expressions with <text:span text:style-name="OrgCode">deref</text:span> can also be used as L-values, so that we can
assign values to the location that they are pointing to, e.g.:
</text:p>
      <text:p text:style-name="OrgFixedWidthBlockLastLine">deref(x) := y;</text:p>
      <text:p text:style-name="Text_20_body">See also later the swap procedure example later in the context of parameter
passing.
</text:p>
      <text:h text:style-name="Heading_20_1" text:outline-level="1" text:is-list-header="false">
<text:bookmark-start text:name="OrgXref.org8562fc9"/>
<text:bookmark text:name="org8562fc9"/>Syntax
<text:bookmark-end text:name="OrgXref.org8562fc9"/></text:h>
      <text:h text:style-name="Heading_20_2" text:outline-level="2" text:is-list-header="false">
<text:bookmark-start text:name="OrgXref.orgc5d6ebe"/>
<text:bookmark text:name="orgc5d6ebe"/>Grammar
<text:bookmark-end text:name="OrgXref.orgc5d6ebe"/></text:h>
      <text:p text:style-name="Text_20_body">The following productions in EBNF describe the syntax of the language.  For
precedences and associativity of various constructs, see later.
</text:p>
      <text:p text:style-name="OrgFixedWidthBlock">PROGRAM <text:s text:c="11"/>-&gt; "program" NAME "begin" [ DECL {";" DECL}] <text:s text:c="1"/>"end"</text:p>
      <text:p text:style-name="OrgFixedWidthBlock"/>
      <text:p text:style-name="OrgFixedWidthBlock">DECL <text:s text:c="14"/>-&gt; VAR_DECL | PROC_DECL | REC_DECL</text:p>
      <text:p text:style-name="OrgFixedWidthBlock"/>
      <text:p text:style-name="OrgFixedWidthBlock">VAR_DECL <text:s text:c="10"/>-&gt; "var" NAME ":" TYPE [ ":=" EXP ] | <text:s text:c="1"/>"var" NAME ":=" <text:s text:c="1"/>EXP </text:p>
      <text:p text:style-name="OrgFixedWidthBlock"/>
      <text:p text:style-name="OrgFixedWidthBlock">PROC_DECL <text:s text:c="9"/>-&gt; "procedure" NAME </text:p>
      <text:p text:style-name="OrgFixedWidthBlock"> <text:s text:c="21"/>"(" [ PARAMFIELD_DECL { "," PARAMFIELD_DECL } ] ")"</text:p>
      <text:p text:style-name="OrgFixedWidthBlock"> <text:s text:c="21"/>[ ":" TYPE ]</text:p>
      <text:p text:style-name="OrgFixedWidthBlock"> <text:s text:c="21"/>"begin" [[DECL{";" DECL}] "in"] STMT_LIST "end"</text:p>
      <text:p text:style-name="OrgFixedWidthBlock">REC_DECL <text:s text:c="10"/>-&gt; "struct" NAME "{" [ PARAMFIELD_DECL </text:p>
      <text:p text:style-name="OrgFixedWidthBlock"> <text:s text:c="41"/>{";" PARAMFIELD_DECL }] <text:s text:c="1"/>"}"</text:p>
      <text:p text:style-name="OrgFixedWidthBlock">PARAMFIELD_DECL <text:s text:c="4"/>-&gt; NAME ":" TYPE</text:p>
      <text:p text:style-name="OrgFixedWidthBlock"/>
      <text:p text:style-name="OrgFixedWidthBlock"/>
      <text:p text:style-name="OrgFixedWidthBlock">STMT_LIST <text:s text:c="9"/>-&gt; [STMT {";" STMT}] <text:s text:c="3"/></text:p>
      <text:p text:style-name="OrgFixedWidthBlock"/>
      <text:p text:style-name="OrgFixedWidthBlock"/>
      <text:p text:style-name="OrgFixedWidthBlock">EXP <text:s text:c="15"/>-&gt; EXP LOG_OP EXP</text:p>
      <text:p text:style-name="OrgFixedWidthBlock"> <text:s text:c="19"/>| "not" EXP</text:p>
      <text:p text:style-name="OrgFixedWidthBlock"> <text:s text:c="19"/>| EXP REL_OP EXP</text:p>
      <text:p text:style-name="OrgFixedWidthBlock"> <text:s text:c="19"/>| EXP ARITH_OP EXP</text:p>
      <text:p text:style-name="OrgFixedWidthBlock"> <text:s text:c="19"/>| LITERAL</text:p>
      <text:p text:style-name="OrgFixedWidthBlock"> <text:s text:c="19"/>| CALL_STMT</text:p>
      <text:p text:style-name="OrgFixedWidthBlock"> <text:s text:c="19"/>| "new" NAME</text:p>
      <text:p text:style-name="OrgFixedWidthBlock"> <text:s text:c="19"/>| VAR</text:p>
      <text:p text:style-name="OrgFixedWidthBlock"> <text:s text:c="19"/>| REF_VAR</text:p>
      <text:p text:style-name="OrgFixedWidthBlock"> <text:s text:c="19"/>| DEREF_VAR</text:p>
      <text:p text:style-name="OrgFixedWidthBlock"> <text:s text:c="19"/>| "(" EXP ")"</text:p>
      <text:p text:style-name="OrgFixedWidthBlock"/>
      <text:p text:style-name="OrgFixedWidthBlock">REF_VAR <text:s text:c="11"/>-&gt; "ref" "(" VAR ")" <text:s text:c="2"/>;; change that, a bit unbalanced</text:p>
      <text:p text:style-name="OrgFixedWidthBlock">DEREF_VAR <text:s text:c="9"/>-&gt; "deref" "(" VAR ")" | "deref" "(" DEREF_VAR ")"</text:p>
      <text:p text:style-name="OrgFixedWidthBlock"/>
      <text:p text:style-name="OrgFixedWidthBlock">VAR <text:s text:c="15"/>-&gt; NAME | EXP "." NAME</text:p>
      <text:p text:style-name="OrgFixedWidthBlock"/>
      <text:p text:style-name="OrgFixedWidthBlock">LOG_OP <text:s text:c="12"/>-&gt; "&amp;&amp;" | "||" </text:p>
      <text:p text:style-name="OrgFixedWidthBlock"/>
      <text:p text:style-name="OrgFixedWidthBlock">REL_OP <text:s text:c="12"/>-&gt; "&lt;" | "&lt;=" | "&gt;" | "&gt;=" | "=" | "&lt;&gt;"</text:p>
      <text:p text:style-name="OrgFixedWidthBlock"/>
      <text:p text:style-name="OrgFixedWidthBlock">ARITH_OP <text:s text:c="10"/>-&gt; "+" | "-" | "*" | "/" | "^"</text:p>
      <text:p text:style-name="OrgFixedWidthBlock"/>
      <text:p text:style-name="OrgFixedWidthBlock">LITERAL <text:s text:c="11"/>-&gt; FLOAT_LITERAL | INT_LITERAL </text:p>
      <text:p text:style-name="OrgFixedWidthBlock"> <text:s text:c="19"/>| STRING_LITERAL | BOOL_LITERAL | "null"</text:p>
      <text:p text:style-name="OrgFixedWidthBlock"/>
      <text:p text:style-name="OrgFixedWidthBlock">BOOL_LITERAL <text:s text:c="6"/>-&gt; <text:s text:c="1"/>"true" | "false" </text:p>
      <text:p text:style-name="OrgFixedWidthBlock"/>
      <text:p text:style-name="OrgFixedWidthBlock">STMT <text:s text:c="14"/>-&gt; ASSIGN_STMT</text:p>
      <text:p text:style-name="OrgFixedWidthBlock"> <text:s text:c="19"/>| IF_STMT</text:p>
      <text:p text:style-name="OrgFixedWidthBlock"> <text:s text:c="19"/>| WHILE_STMT</text:p>
      <text:p text:style-name="OrgFixedWidthBlock"> <text:s text:c="19"/>| RETURN_STMT</text:p>
      <text:p text:style-name="OrgFixedWidthBlock"> <text:s text:c="19"/>| CALL_STMT</text:p>
      <text:p text:style-name="OrgFixedWidthBlock"/>
      <text:p text:style-name="OrgFixedWidthBlock">ASSIGN_STMT <text:s text:c="7"/>-&gt; VAR ":=" EXP | DEREF_VAR ":=" EXP</text:p>
      <text:p text:style-name="OrgFixedWidthBlock"/>
      <text:p text:style-name="OrgFixedWidthBlock">IF_STMT <text:s text:c="11"/>-&gt; "if" EXP "then" { STMT_LIST } <text:s text:c="8"/>&lt;- NO</text:p>
      <text:p text:style-name="OrgFixedWidthBlock"> <text:s text:c="22"/>[ "else" <text:s text:c="1"/>{ STMT_LIST } ] "fi" <text:s text:c="6"/>&lt;- NO</text:p>
      <text:p text:style-name="OrgFixedWidthBlock">WHILE_STMT <text:s text:c="8"/>-&gt; "while" EXP "do" <text:s text:c="1"/>{ STMT_LIST <text:s text:c="1"/>} "od" &lt;- NO</text:p>
      <text:p text:style-name="OrgFixedWidthBlock"/>
      <text:p text:style-name="OrgFixedWidthBlock">RETURN_STMT <text:s text:c="7"/>-&gt; "return" [ EXP ]</text:p>
      <text:p text:style-name="OrgFixedWidthBlock"/>
      <text:p text:style-name="OrgFixedWidthBlock">CALL_STMT <text:s text:c="9"/>-&gt; NAME "(" [ EXP { "," EXP } ] ")"</text:p>
      <text:p text:style-name="OrgFixedWidthBlock"/>
      <text:p text:style-name="OrgFixedWidthBlock">TYPE <text:s text:c="14"/>-&gt; "float" | "int" | "string" | "bool" | NAME</text:p>
      <text:p text:style-name="OrgFixedWidthBlockLastLine"> <text:s text:c="19"/>| "ref" "(" TYPE ")"</text:p>
      <text:h text:style-name="Heading_20_2" text:outline-level="2" text:is-list-header="false">
<text:bookmark-start text:name="OrgXref.org9ff8571"/>
<text:bookmark text:name="org9ff8571"/>Precedence
<text:bookmark-end text:name="OrgXref.org9ff8571"/></text:h>
      <text:p text:style-name="Text_20_body">The precedence of the following constructs is ordered as follows (from
lowest precedence to the highest):
</text:p>
      <text:list text:style-name="OrgNumberedList" text:continue-numbering="false">
        <text:list-item>
          <text:p text:style-name="Text_20_body"><text:span text:style-name="OrgCode">||</text:span>
</text:p>
        </text:list-item>
        <text:list-item>
          <text:p text:style-name="Text_20_body"><text:span text:style-name="OrgCode">&amp;&amp;</text:span>
</text:p>
        </text:list-item>
        <text:list-item>
          <text:p text:style-name="Text_20_body"><text:span text:style-name="OrgCode">not</text:span>
</text:p>
        </text:list-item>
        <text:list-item>
          <text:p text:style-name="Text_20_body">All relational symbols
</text:p>
        </text:list-item>
        <text:list-item>
          <text:p text:style-name="Text_20_body"><text:span text:style-name="OrgCode">+</text:span> and <text:span text:style-name="OrgCode">-</text:span>
</text:p>
        </text:list-item>
        <text:list-item>
          <text:p text:style-name="Text_20_body"><text:span text:style-name="OrgCode">*</text:span> and <text:span text:style-name="OrgCode">/</text:span>
</text:p>
        </text:list-item>
        <text:list-item>
          <text:p text:style-name="Text_20_body"><text:span text:style-name="OrgCode">^</text:span> (exponentiation)
</text:p>
        </text:list-item>
        <text:list-item>
          <text:p text:style-name="Text_20_body"><text:span text:style-name="OrgCode">.</text:span> (``dot'', to access fields of a record)
</text:p>
        </text:list-item>
      </text:list>
      <text:h text:style-name="Heading_20_2" text:outline-level="2" text:is-list-header="false">
<text:bookmark-start text:name="OrgXref.org91d56d7"/>
<text:bookmark text:name="org91d56d7"/>Associativity
<text:bookmark-end text:name="OrgXref.org91d56d7"/></text:h>
      <text:list text:style-name="OrgBulletedList" text:continue-numbering="false">
        <text:list-item>
          <text:p text:style-name="Text_20_body">The binary operations <text:span text:style-name="OrgCode">||</text:span>, <text:span text:style-name="OrgCode">&amp;&amp;</text:span>, <text:span text:style-name="OrgCode">+</text:span>, <text:span text:style-name="OrgCode">-</text:span>, <text:span text:style-name="OrgCode">*</text:span>, and <text:span text:style-name="OrgCode">.</text:span> are
<text:span text:style-name="Emphasis">left-associative</text:span>, but exponentiation <text:span text:style-name="OrgCode">^</text:span> is right-associative.
</text:p>
        </text:list-item>
        <text:list-item>
          <text:p text:style-name="Text_20_body">Relation symbols are non-associative. That means that for instance <text:span text:style-name="OrgCode">a &lt; b + c &lt; d</text:span> is illegal.
</text:p>
        </text:list-item>
        <text:list-item>
          <text:p text:style-name="Text_20_body">It's legal to write <text:span text:style-name="OrgCode">not not not b</text:span> and it stands for <text:span text:style-name="OrgCode">(not (not (not b)))</text:span>.
</text:p>
        </text:list-item>
      </text:list>
      <text:h text:style-name="Heading_20_1" text:outline-level="1" text:is-list-header="false">
<text:bookmark-start text:name="OrgXref.org083fa4c"/>
<text:bookmark text:name="org083fa4c"/>Parameter passing
<text:bookmark-end text:name="OrgXref.org083fa4c"/></text:h>
      <text:p text:style-name="Text_20_body">When describing the parameter passing mechanisms of the language, this
document distinguishes (as is commonly done) between
</text:p>
      <text:list text:style-name="OrgBulletedList" text:continue-numbering="false">
        <text:list-item>
          <text:p text:style-name="Text_20_body"><text:span text:style-name="Emphasis">actual</text:span> parameters and
</text:p>
        </text:list-item>
        <text:list-item>
          <text:p text:style-name="Text_20_body"><text:span text:style-name="Emphasis">formal</text:span> parameters.
</text:p>
        </text:list-item>
      </text:list>
      <text:p text:style-name="Text_20_body">The actual parameters are the expressions (which include among other things
variables) as part of a procedure <text:span text:style-name="Emphasis">call</text:span>. The formal parameters are the
variables mentioned as part of procedure <text:span text:style-name="Emphasis">definition</text:span>. The language
supports supports as only parameter passing mechanism call-by-value:
</text:p>
      <text:h text:style-name="Heading_20_2" text:outline-level="2" text:is-list-header="false">
<text:bookmark-start text:name="OrgXref.orged2b763"/>
<text:bookmark text:name="orged2b763"/>Call-by-value
<text:bookmark-end text:name="OrgXref.orged2b763"/></text:h>
      <text:p text:style-name="Text_20_body">The formal parameters are <text:span text:style-name="Emphasis">local</text:span> variables in the procedure
definition. When a procedure is being called, the <text:span text:style-name="Emphasis">values</text:span> of the local
parameters are <text:span text:style-name="Emphasis">copied</text:span> into the corresponding formal parameters.<text:note text:id="fn2" text:note-class="footnote"><text:note-citation>2</text:note-citation><text:note-body><text:p text:style-name="Footnote">The language supports reference types. Variables or expressions of
reference type are passed <text:span text:style-name="Emphasis">by value</text:span>. That leads to a behavior resembling
pretty much ``call-by-reference'', but the parameter passing mechanism
proper <text:span text:style-name="Emphasis">is</text:span> call-by-value (of reference data). One may speak of
call-by-value-reference.
</text:p></text:note-body></text:note>
</text:p>
      <text:h text:style-name="Heading_20_2" text:outline-level="2" text:is-list-header="false">
<text:bookmark-start text:name="OrgXref.org16a9f69"/>
<text:bookmark text:name="org16a9f69"/>Small example for call-by-reference
<text:bookmark-end text:name="OrgXref.org16a9f69"/></text:h>
      <text:p text:style-name="OrgFixedWidthBlock">program swapexample</text:p>
      <text:p text:style-name="OrgFixedWidthBlock"> <text:s text:c="1"/>begin</text:p>
      <text:p text:style-name="OrgFixedWidthBlock"> <text:s text:c="3"/>procedure swap (a : <text:s text:c="1"/>ref(int), b : ref(int)) </text:p>
      <text:p text:style-name="OrgFixedWidthBlock"> <text:s text:c="3"/>begin</text:p>
      <text:p text:style-name="OrgFixedWidthBlock"> <text:s text:c="5"/>var tmp : int</text:p>
      <text:p text:style-name="OrgFixedWidthBlock"> <text:s text:c="3"/>in</text:p>
      <text:p text:style-name="OrgFixedWidthBlock"> <text:s text:c="5"/>tmp <text:s text:c="5"/>:= deref(a);</text:p>
      <text:p text:style-name="OrgFixedWidthBlock"> <text:s text:c="5"/>deref(a) := deref(b);</text:p>
      <text:p text:style-name="OrgFixedWidthBlock"> <text:s text:c="5"/>deref(b) := tmp</text:p>
      <text:p text:style-name="OrgFixedWidthBlock"> <text:s text:c="3"/>end;</text:p>
      <text:p text:style-name="OrgFixedWidthBlock"> <text:s text:c="3"/>procedure main ( ) </text:p>
      <text:p text:style-name="OrgFixedWidthBlock"> <text:s text:c="5"/>begin</text:p>
      <text:p text:style-name="OrgFixedWidthBlock"> <text:s text:c="7"/>var x : int;</text:p>
      <text:p text:style-name="OrgFixedWidthBlock"> <text:s text:c="7"/>var y : int; </text:p>
      <text:p text:style-name="OrgFixedWidthBlock"> <text:s text:c="7"/>var xr : ref (int);</text:p>
      <text:p text:style-name="OrgFixedWidthBlock"> <text:s text:c="7"/>var yr : ref (int)</text:p>
      <text:p text:style-name="OrgFixedWidthBlock"> <text:s text:c="6"/>in</text:p>
      <text:p text:style-name="OrgFixedWidthBlock"> <text:s text:c="7"/>x := 42; y := 84;</text:p>
      <text:p text:style-name="OrgFixedWidthBlock"> <text:s text:c="7"/>xr := ref (x); yr := ref(y);</text:p>
      <text:p text:style-name="OrgFixedWidthBlock"> <text:s text:c="7"/>swap (xr,yr)</text:p>
      <text:p text:style-name="OrgFixedWidthBlock"> <text:s text:c="5"/>end</text:p>
      <text:p text:style-name="OrgFixedWidthBlockLastLine"> <text:s text:c="1"/>end</text:p>
      <text:h text:style-name="Heading_20_1" text:outline-level="1" text:is-list-header="false">
<text:bookmark-start text:name="OrgXref.orgffbe0a2"/>
<text:bookmark text:name="orgffbe0a2"/>Standard library
<text:bookmark-end text:name="OrgXref.orgffbe0a2"/></text:h>
      <text:p text:style-name="Text_20_body">The programming language comes with a standard library which offers a
number of IO-procedures. All reading, i.e., input, is done from standard
input (``stdin''). All writing, i.e., output, is to standard output
(``stdout'')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
              </table:table-cell>
            </table:table-row>
          </table:table-header-rows>
          <table:table-rows>
            <table:table-row>
              <table:table-cell table:style-name="OrgTblCellT">
                <text:p text:style-name="OrgTableContentsLeft"><text:span text:style-name="OrgCode">proc readint(): int</text:span></text:p>
              </table:table-cell>
              <table:table-cell table:style-name="OrgTblCellT">
                <text:p text:style-name="OrgTableContentsLeft">read one integer</text:p>
              </table:table-cell>
            </table:table-row>
            <table:table-row>
              <table:table-cell table:style-name="OrgTblCell">
                <text:p text:style-name="OrgTableContentsLeft"><text:span text:style-name="OrgCode">proc readfloat(): float</text:span></text:p>
              </table:table-cell>
              <table:table-cell table:style-name="OrgTblCell">
                <text:p text:style-name="OrgTableContentsLeft">read one float</text:p>
              </table:table-cell>
            </table:table-row>
            <table:table-row>
              <table:table-cell table:style-name="OrgTblCell">
                <text:p text:style-name="OrgTableContentsLeft"><text:span text:style-name="OrgCode">proc readchar(): int</text:span></text:p>
              </table:table-cell>
              <table:table-cell table:style-name="OrgTblCell">
                <text:p text:style-name="OrgTableContentsLeft">read one character and return its ASCII value. Return <text:span text:style-name="OrgCode">-1</text:span> for <text:span text:style-name="OrgCode">EOF</text:span></text:p>
              </table:table-cell>
            </table:table-row>
            <table:table-row>
              <table:table-cell table:style-name="OrgTblCell">
                <text:p text:style-name="OrgTableContentsLeft"><text:span text:style-name="OrgCode">proc readstring(): string</text:span></text:p>
              </table:table-cell>
              <table:table-cell table:style-name="OrgTblCell">
                <text:p text:style-name="OrgTableContentsLeft">read a string (until  first whitespace</text:p>
              </table:table-cell>
            </table:table-row>
            <table:table-row>
              <table:table-cell table:style-name="OrgTblCellB">
                <text:p text:style-name="OrgTableContentsLeft"><text:span text:style-name="OrgCode">proc readline(): string</text:span></text:p>
              </table:table-cell>
              <table:table-cell table:style-name="OrgTblCellB">
                <text:p text:style-name="OrgTableContentsLeft">read one line</text:p>
              </table:table-cell>
            </table:table-row>
          </table:table-rows>
          <table:table-rows>
            <table:table-row>
              <table:table-cell table:style-name="OrgTblCellT">
                <text:p text:style-name="OrgTableContentsLeft"><text:span text:style-name="OrgCode">proc printint(i:int)</text:span></text:p>
              </table:table-cell>
              <table:table-cell table:style-name="OrgTblCellT">
                <text:p text:style-name="OrgTableContentsLeft">write an integer</text:p>
              </table:table-cell>
            </table:table-row>
            <table:table-row>
              <table:table-cell table:style-name="OrgTblCell">
                <text:p text:style-name="OrgTableContentsLeft"><text:span text:style-name="OrgCode">proc printfloat(f:float)</text:span></text:p>
              </table:table-cell>
              <table:table-cell table:style-name="OrgTblCell">
                <text:p text:style-name="OrgTableContentsLeft">write one floating point number</text:p>
              </table:table-cell>
            </table:table-row>
            <table:table-row>
              <table:table-cell table:style-name="OrgTblCell">
                <text:p text:style-name="OrgTableContentsLeft"><text:span text:style-name="OrgCode">proc printstr(s:string)</text:span></text:p>
              </table:table-cell>
              <table:table-cell table:style-name="OrgTblCell">
                <text:p text:style-name="OrgTableContentsLeft">write one string</text:p>
              </table:table-cell>
            </table:table-row>
            <table:table-row>
              <table:table-cell table:style-name="OrgTblCell">
                <text:p text:style-name="OrgTableContentsLeft"><text:span text:style-name="OrgCode">proc printline(s:string)</text:span></text:p>
              </table:table-cell>
              <table:table-cell table:style-name="OrgTblCell">
                <text:p text:style-name="OrgTableContentsLeft">write one string, followed by a ``newline''</text:p>
              </table:table-cell>
            </table:table-row>
            <table:table-row>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a53c405"/>
<text:bookmark text:name="orga53c405"/>Static semantics / typing / evaluation.
<text:bookmark-end text:name="OrgXref.orga53c405"/></text:h>
      <text:h text:style-name="Heading_20_2" text:outline-level="2" text:is-list-header="false">
<text:bookmark-start text:name="OrgXref.org8a40083"/>
<text:bookmark text:name="org8a40083"/>Binding of names
<text:bookmark-end text:name="OrgXref.org8a40083"/></text:h>
      <text:p text:style-name="Text_20_body">The using occurrence of an identifier (without a preceding dot) is bound in
the common way to a <text:span text:style-name="Emphasis">declaration</text:span>. This association of the use of an
identifier to a declaration (``binding'') can be described informally as
follows: Look through the block or scope which encloses the use-occurrence
of the identifier (where the block refers to the procedure body or
program). The binding occurrence corresponding to the use occurrence is the
<text:span text:style-name="Emphasis">first</text:span> declaration found in this way.  If no binding occurrence is found
that way, the program is <text:span text:style-name="Emphasis">erroneous</text:span>. Formal parameters count as
declarations local to the procedure body.
</text:p>
      <text:p text:style-name="Text_20_body">Use occurrences of a name preceded  by a dot correspond to the clause <text:span text:style-name="OrgCode">EXP
"." NAME</text:span> in the production for the non-terminal <text:span text:style-name="OrgCode">VAR</text:span> in the grammar.
Those names are bound by looking at the type of <text:span text:style-name="OrgCode">EXP</text:span> (which is required to
be a record-type) and look up the field with name <text:span text:style-name="OrgCode">NAME</text:span> in that record. It's
an error, if <text:span text:style-name="OrgCode">EXP</text:span> is not of record-type or else, there is not such field in
that record,
</text:p>
      <text:h text:style-name="Heading_20_2" text:outline-level="2" text:is-list-header="false">
<text:bookmark-start text:name="OrgXref.orge75900d"/>
<text:bookmark text:name="orge75900d"/>Typing of compound constructs
<text:bookmark-end text:name="OrgXref.orge75900d"/></text:h>
      <text:list text:style-name="OrgBulletedList" text:continue-numbering="false">
        <text:list-item>
          <text:p text:style-name="Text_20_body"><text:span text:style-name="Bold">expressions:</text:span> expressions need to be checked for type correctness in the
obvious manner. The whole expression (if it type-checks) will thus
carry a type.
</text:p>
        </text:list-item>
        <text:list-item>
          <text:p text:style-name="Text_20_body"><text:span text:style-name="Bold">assignments:</text:span> Both sides of an assignment must be of the same type.
Note: it is allowed to assign to the formal parameters of a
procedure. That applies to both call-by-value and call-by-reference
parameters. Of course, the effect of an assignment in these two
mechanisms is different.
</text:p>
        </text:list-item>
        <text:list-item>
          <text:p text:style-name="Text_20_body"><text:span text:style-name="Bold">conditionals and while loop:</text:span> the condition (i.e., expression) in the
conditional construct must be of type <text:span text:style-name="OrgCode">bool</text:span>. Same for the condition in
the while loop.
</text:p>
        </text:list-item>
        <text:list-item>
          <text:p text:style-name="Text_20_body"><text:span text:style-name="Bold">field selection:</text:span>
</text:p>
          <text:list text:style-name="OrgBulletedList" text:continue-numbering="true">
            <text:list-item>
              <text:p text:style-name="Text_20_body">the expression standing in front of a dot must be of record type.
</text:p>
            </text:list-item>
            <text:list-item>
              <text:p text:style-name="Text_20_body">the name standing after a dot are the name of a field/attribute of the
record type of the expression in front of the dot. The type of the field
selection expression (if it type checks) is the type as declared for
the field of the record.
</text:p>
            </text:list-item>
          </text:list>
        </text:list-item>
      </text:list>
      <text:h text:style-name="Heading_20_2" text:outline-level="2" text:is-list-header="false">
<text:bookmark-start text:name="OrgXref.org6bcee6e"/>
<text:bookmark text:name="org6bcee6e"/>Types and implicit type conversion
<text:bookmark-end text:name="OrgXref.org6bcee6e"/></text:h>
      <text:p text:style-name="Text_20_body">It is allowed to assign an expression of type <text:span text:style-name="OrgCode">int</text:span> to a variable of type
<text:span text:style-name="OrgCode">float</text:span>. The inverse situation is not allowed. There is no type cast
operator. If an <text:span text:style-name="Emphasis">arithmetic</text:span> expression has at least one operand of type
<text:span text:style-name="OrgCode">float</text:span>, the operation is evaluated using floating point arithmetic and the
result is of type <text:span text:style-name="OrgCode">float</text:span>. Exponentiation is <text:span text:style-name="Emphasis">always</text:span> considered done with
floating point arithmetic and the result is of type <text:span text:style-name="OrgCode">float</text:span>.
</text:p>
      <text:h text:style-name="Heading_20_2" text:outline-level="2" text:is-list-header="false">
<text:bookmark-start text:name="OrgXref.org5c5a017"/>
<text:bookmark text:name="org5c5a017"/>Type inference
<text:bookmark-end text:name="OrgXref.org5c5a017"/></text:h>
      <text:p text:style-name="Text_20_body">The language requires a tiny bit of type inference (so small that one might
not even call type inference).  <text:span text:style-name="Emphasis">Variables</text:span> need to be declared, using the
keyword <text:span text:style-name="OrgCode">var</text:span>. In particular, variables must have a type at the point when
they are declared. The declaration can be combined with a definition of an
initial value of introduced variable (using the syntax like <text:span text:style-name="OrgCode">var x : int :=
42</text:span>). When provided with an initial expression, the type can be omitted
(using a syntax like <text:span text:style-name="OrgCode">var x := 42</text:span>), in which case an appropriate type
needs to be inferred.
</text:p>
      <text:h text:style-name="Heading_20_2" text:outline-level="2" text:is-list-header="false">
<text:bookmark-start text:name="OrgXref.org480c539"/>
<text:bookmark text:name="org480c539"/>Short-circuit evaluation
<text:bookmark-end text:name="OrgXref.org480c539"/></text:h>
      <text:p text:style-name="Text_20_body">The logical operators <text:span text:style-name="OrgCode">&amp;&amp;</text:span> and <text:span text:style-name="OrgCode">||</text:span> use so-called <text:span text:style-name="Emphasis">short-circuit
evaluation</text:span>. That means that <text:span text:style-name="Emphasis">if</text:span> the value of the logical expression can
be determined after one has evaluated the <text:span text:style-name="Emphasis">first part, only</text:span>, the rest of
the expression is <text:span text:style-name="Emphasis">not</text:span> evaluated.
</text:p>
      <text:h text:style-name="Heading_20_1" text:outline-level="1" text:is-list-header="false">
<text:bookmark-start text:name="OrgXref.org369e719"/>
<text:bookmark text:name="org369e719"/>Procedures
<text:bookmark-end text:name="OrgXref.org369e719"/></text:h>
      <text:list text:style-name="OrgBulletedList" text:continue-numbering="false">
        <text:list-item>
          <text:p text:style-name="Text_20_body">In a procedure, all declarations are required to occur <text:span text:style-name="Emphasis">before</text:span>
executable code (statements).  In a procedure, the <text:span text:style-name="Emphasis">same</text:span> declarations
are allowed as on the outermost, global scope, i.e., procedure-local
declarations of variables, procedures, and records are allowed.
</text:p>
        </text:list-item>
        <text:list-item>
          <text:p text:style-name="Text_20_body">Procedures called within an expression <text:span text:style-name="Emphasis">must</text:span> have a defined return
type. That type must match with the way the call is <text:span text:style-name="Emphasis">used</text:span> in an
expression.
</text:p>
        </text:list-item>
        <text:list-item>
          <text:p text:style-name="Text_20_body">Concerning the number and types of the parameters of a procedure: they
must coincide comparing the declaration/definition of the procedure and
the use of a procedure. That requirement applies also to the parameter
passing mechanism (i.e., whether the variable resp. actual parameter is
marked as ``by <text:span text:style-name="OrgCode">ref</text:span>''.
</text:p>
        </text:list-item>
        <text:list-item>
          <text:p text:style-name="Text_20_body">Return statements:
</text:p>
          <text:list text:style-name="OrgBulletedList" text:continue-numbering="true">
            <text:list-item>
              <text:p text:style-name="Text_20_body">A <text:span text:style-name="OrgCode">return</text:span>-statement is allowed only in procedure-definitions. Such a
statement marks that the procedure terminates (and returns). In
addition, the return statement gives an expression for the value to be
returned to the caller.
</text:p>
            </text:list-item>
            <text:list-item>
              <text:p text:style-name="Text_20_body">If a procedure is declared without return type, the procedure does not
<text:span text:style-name="Emphasis">need</text:span> a return statement. In that case, the procedure returns
(without a return value) when the last statement in the procedure body
has been  executed.
</text:p>
            </text:list-item>
          </text:list>
          <text:list text:style-name="OrgBulletedList" text:continue-numbering="true">
            <text:list-item>
              <text:p text:style-name="Text_20_body">If a procedure has declared a return type, its body is required to have
a return statement (with corresponding expression of the correct
type). That statement need to be the last statement in the procedure's
body.
</text:p>
            </text:list-item>
          </text:list>
        </text:list-item>
      </text:list>
      <text:h text:style-name="Heading_20_1" text:outline-level="1" text:is-list-header="false">
<text:bookmark-start text:name="OrgXref.org9165951"/>
<text:bookmark text:name="org9165951"/>Further conditions
<text:bookmark-end text:name="OrgXref.org9165951"/></text:h>
      <text:list text:style-name="OrgBulletedList" text:continue-numbering="false">
        <text:list-item>
          <text:p text:style-name="Text_20_body">Declarations must be <text:span text:style-name="Emphasis">unique</text:span> per block. Two declarations (within one
block) of a procedure, a record, or a variable with the same name are
considered as double declarations, which are <text:span text:style-name="Emphasis">forbidden</text:span>.
</text:p>
        </text:list-item>
        <text:list-item>
          <text:p text:style-name="Text_20_body">The name of a formal parameter must not collide with names of local
declarations within the procedure. Besides, the names of all formal
parameters of one procedure must by distinct.
</text:p>
        </text:list-item>
        <text:list-item>
          <text:p text:style-name="Text_20_body">All names being used must be declared.
</text:p>
        </text:list-item>
        <text:list-item>
          <text:p text:style-name="Text_20_body">Each program must have a procedure named <text:span text:style-name="OrgCode">main</text:span>. This procedure is the one
called upon start of the program.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INF5110, spring 2023</dc:creator>
    <meta:initial-creator>INF5110, spring 2023</meta:initial-creator>
    <dc:date>2023-02-10T06:29:06</dc:date>
    <meta:creation-date>2023-02-10T06:29:06</meta:creation-date>
    <meta:generator>Emacs 28.1 (Org mode 9.5.2)</meta:generator>
    <meta:keyword/>
    <dc:subject>Compila 22 language specification</dc:subject>
    <dc:title/>
    <meta:user-defined meta:name="subtitle">Language specification</meta:user-defined>
  </office:meta>
</office:document-meta>
</file>